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style>
    <style:style style:name="P1" style:family="paragraph" style:parent-style-name="Text_20_body">
      <style:text-properties fo:font-size="14pt" fo:font-style="italic" fo:font-weight="bold" officeooo:rsid="001f8b8d" officeooo:paragraph-rsid="001f8b8d" style:font-size-asian="14pt" style:font-style-asian="italic" style:font-weight-asian="bold" style:font-size-complex="14pt" style:font-style-complex="italic" style:font-weight-complex="bold"/>
    </style:style>
    <style:style style:name="P2" style:family="paragraph" style:parent-style-name="Text_20_body">
      <style:text-properties fo:font-size="14pt" fo:font-style="italic" fo:font-weight="bold" officeooo:rsid="00201603" officeooo:paragraph-rsid="00201603" style:font-size-asian="14pt" style:font-style-asian="italic" style:font-weight-asian="bold" style:font-size-complex="14pt" style:font-style-complex="italic" style:font-weight-complex="bold"/>
    </style:style>
    <style:style style:name="P3" style:family="paragraph" style:parent-style-name="Text_20_body">
      <style:text-properties fo:font-size="14pt" fo:font-style="normal" fo:font-weight="normal" officeooo:rsid="00201603" officeooo:paragraph-rsid="00201603" style:font-size-asian="14pt" style:font-style-asian="normal" style:font-weight-asian="normal" style:font-size-complex="14pt" style:font-style-complex="normal" style:font-weight-complex="normal"/>
    </style:style>
    <style:style style:name="P4" style:family="paragraph" style:parent-style-name="Text_20_body">
      <style:text-properties officeooo:rsid="00201603" officeooo:paragraph-rsid="00201603"/>
    </style:style>
    <style:style style:name="P5" style:family="paragraph" style:parent-style-name="Text_20_body">
      <style:text-properties fo:font-size="16pt" fo:font-style="italic" style:text-underline-style="solid" style:text-underline-width="auto" style:text-underline-color="font-color" fo:font-weight="bold" officeooo:rsid="002192e3" officeooo:paragraph-rsid="002192e3" style:font-size-asian="14pt" style:font-style-asian="italic" style:font-weight-asian="bold" style:font-size-complex="16pt" style:font-style-complex="italic" style:font-weight-complex="bold"/>
    </style:style>
    <style:style style:name="P6" style:family="paragraph" style:parent-style-name="Preformatted_20_Text">
      <style:paragraph-properties fo:margin-top="0cm" fo:margin-bottom="0.499cm" loext:contextual-spacing="false"/>
    </style:style>
    <style:style style:name="T1" style:family="text">
      <style:text-properties style:text-position="33% 8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5">To merge k sorted arrays each of size n using a MinHeap.<text:line-break/>PS : Read the algo and code it yourself.</text:p>
      <text:p text:style-name="Text_20_body">A simple solution is to create an output array of size n*k and one by one copy all arrays to it. Finally, sort the output array using any O(nLogn) sorting algorithm. This approach takes O(nkLognk) time. </text:p>
      <text:p text:style-name="Text_20_body">We can merge arrays in O(nk*Logk) time using Min Heap. Following is detailed algorithm.</text:p>
      <text:p text:style-name="Text_20_body"><text:span text:style-name="Strong_20_Emphasis">1.</text:span> Create an output array of size n*k.<text:line-break/><text:span text:style-name="Strong_20_Emphasis">2.</text:span> Create a min heap of size k and insert 1st element in all the arrays into a the heap<text:line-break/><text:span text:style-name="Strong_20_Emphasis">3.</text:span> Repeat following steps n*k times.<text:line-break/>     <text:span text:style-name="Strong_20_Emphasis">a)</text:span> Get minimum element from heap (minimum is always at root) and store it in output array.<text:line-break/>     <text:span text:style-name="Strong_20_Emphasis">b)</text:span> Replace heap root with next element from the array from which the element is extracted. If the array doesn’t have any more elements, then replace root with infinite. After replacing the root, heapify the tree.</text:p>
      <text:p text:style-name="Text_20_body">Following is C++ implementation of the above algorithm.</text:p>
      <text:section text:style-name="Sect1" text:name="highlighter_753636">
        <table:table table:name="Table1" table:style-name="Table1">
          <table:table-column table:style-name="Table1.A"/>
          <table:table-row>
            <table:table-cell table:style-name="Table1.A1" office:value-type="string">
              <text:p text:style-name="Table_20_Contents"><text:span text:style-name="Source_20_Text">// C++ program to merge k sorted arrays of size n each.</text:span></text:p>
              <text:p text:style-name="Table_20_Contents"><text:span text:style-name="Source_20_Text">#include&lt;iostream&gt;</text:span></text:p>
              <text:p text:style-name="Table_20_Contents"><text:span text:style-name="Source_20_Text">#include&lt;limits.h&gt;</text:span></text:p>
              <text:p text:style-name="Table_20_Contents"><text:span text:style-name="Source_20_Text">using</text:span> <text:span text:style-name="Source_20_Text">namespace</text:span> <text:span text:style-name="Source_20_Text">std;</text:span></text:p>
              <text:p text:style-name="Table_20_Contents"> </text:p>
              <text:p text:style-name="Table_20_Contents"><text:span text:style-name="Source_20_Text">#define n 4</text:span></text:p>
              <text:p text:style-name="Table_20_Contents"> </text:p>
              <text:p text:style-name="Table_20_Contents"><text:span text:style-name="Source_20_Text">// A min heap node</text:span></text:p>
              <text:p text:style-name="Table_20_Contents"><text:span text:style-name="Source_20_Text">struct</text:span> <text:span text:style-name="Source_20_Text">MinHeapNode</text:span></text:p>
              <text:p text:style-name="Table_20_Contents"><text:span text:style-name="Source_20_Text">{</text:span></text:p>
              <text:p text:style-name="Table_20_Contents"><text:span text:style-name="Source_20_Text">    int</text:span> <text:span text:style-name="Source_20_Text">element; // The element to be stored</text:span></text:p>
              <text:p text:style-name="Table_20_Contents"><text:span text:style-name="Source_20_Text">    int</text:span> <text:span text:style-name="Source_20_Text">i; // index of the array from which the element is taken</text:span></text:p>
              <text:p text:style-name="Table_20_Contents"><text:span text:style-name="Source_20_Text">    int</text:span> <text:span text:style-name="Source_20_Text">j; // index of the next element to be picked from array</text:span></text:p>
              <text:p text:style-name="Table_20_Contents"><text:span text:style-name="Source_20_Text">};</text:span></text:p>
              <text:p text:style-name="Table_20_Contents"> </text:p>
              <text:p text:style-name="Table_20_Contents"><text:span text:style-name="Source_20_Text">// Prototype of a utility function to swap two min heap nodes</text:span></text:p>
              <text:p text:style-name="Table_20_Contents"><text:span text:style-name="Source_20_Text">void</text:span> <text:span text:style-name="Source_20_Text">swap(MinHeapNode *x, MinHeapNode *y);</text:span></text:p>
              <text:p text:style-name="Table_20_Contents"> </text:p>
              <text:p text:style-name="Table_20_Contents"><text:span text:style-name="Source_20_Text">// A class for Min Heap</text:span></text:p>
              <text:p text:style-name="Table_20_Contents"><text:span text:style-name="Source_20_Text">class</text:span> <text:span text:style-name="Source_20_Text">MinHeap</text:span></text:p>
              <text:p text:style-name="Table_20_Contents"><text:span text:style-name="Source_20_Text">{</text:span></text:p>
              <text:p text:style-name="Table_20_Contents"><text:span text:style-name="Source_20_Text">    MinHeapNode *harr; // pointer to array of elements in heap</text:span></text:p>
              <text:p text:style-name="Table_20_Contents"><text:span text:style-name="Source_20_Text">    int</text:span> <text:span text:style-name="Source_20_Text">heap_size; // size of min heap</text:span></text:p>
              <text:p text:style-name="Table_20_Contents"><text:span text:style-name="Source_20_Text">public:</text:span></text:p>
              <text:p text:style-name="Table_20_Contents"><text:span text:style-name="Source_20_Text">    // Constructor: creates a min heap of given size</text:span></text:p>
              <text:p text:style-name="Table_20_Contents"><text:span text:style-name="Source_20_Text">    MinHeap(MinHeapNode a[], int</text:span> <text:span text:style-name="Source_20_Text">size);</text:span></text:p>
              <text:p text:style-name="Table_20_Contents"> </text:p>
              <text:p text:style-name="Table_20_Contents"><text:span text:style-name="Source_20_Text">    // to heapify a subtree with root at given index</text:span></text:p>
              <text:p text:style-name="Table_20_Contents"><text:span text:style-name="Source_20_Text">    void</text:span> <text:span text:style-name="Source_20_Text">MinHeapify(int</text:span> <text:span text:style-name="Source_20_Text">);</text:span></text:p>
              <text:p text:style-name="Table_20_Contents"> </text:p>
              <text:p text:style-name="Table_20_Contents"><text:soft-page-break/><text:span text:style-name="Source_20_Text">    // to get index of left child of node at index i</text:span></text:p>
              <text:p text:style-name="Table_20_Contents"><text:span text:style-name="Source_20_Text">    int</text:span> <text:span text:style-name="Source_20_Text">left(int</text:span> <text:span text:style-name="Source_20_Text">i) { return</text:span> <text:span text:style-name="Source_20_Text">(2*i + 1); }</text:span></text:p>
              <text:p text:style-name="Table_20_Contents"> </text:p>
              <text:p text:style-name="Table_20_Contents"><text:span text:style-name="Source_20_Text">    // to get index of right child of node at index i</text:span></text:p>
              <text:p text:style-name="Table_20_Contents"><text:span text:style-name="Source_20_Text">    int</text:span> <text:span text:style-name="Source_20_Text">right(int</text:span> <text:span text:style-name="Source_20_Text">i) { return</text:span> <text:span text:style-name="Source_20_Text">(2*i + 2); }</text:span></text:p>
              <text:p text:style-name="Table_20_Contents"> </text:p>
              <text:p text:style-name="Table_20_Contents"><text:span text:style-name="Source_20_Text">    // to get the root</text:span></text:p>
              <text:p text:style-name="Table_20_Contents"><text:span text:style-name="Source_20_Text">    MinHeapNode getMin() { return</text:span> <text:span text:style-name="Source_20_Text">harr[0]; }</text:span></text:p>
              <text:p text:style-name="Table_20_Contents"> </text:p>
              <text:p text:style-name="Table_20_Contents"><text:span text:style-name="Source_20_Text">    // to replace root with new node x and heapify() new root</text:span></text:p>
              <text:p text:style-name="Table_20_Contents"><text:span text:style-name="Source_20_Text">    void</text:span> <text:span text:style-name="Source_20_Text">replaceMin(MinHeapNode x) { harr[0] = x;  MinHeapify(0); }</text:span></text:p>
              <text:p text:style-name="Table_20_Contents"><text:span text:style-name="Source_20_Text">};</text:span></text:p>
              <text:p text:style-name="Table_20_Contents"> </text:p>
              <text:p text:style-name="Table_20_Contents"><text:span text:style-name="Source_20_Text">// This function takes an array of arrays as an argument and</text:span></text:p>
              <text:p text:style-name="Table_20_Contents"><text:span text:style-name="Source_20_Text">// All arrays are assumed to be sorted. It merges them together</text:span></text:p>
              <text:p text:style-name="Table_20_Contents"><text:span text:style-name="Source_20_Text">// and prints the final sorted output.</text:span></text:p>
              <text:p text:style-name="Table_20_Contents"><text:span text:style-name="Source_20_Text">int</text:span> <text:span text:style-name="Source_20_Text">*mergeKArrays(int</text:span> <text:span text:style-name="Source_20_Text">arr[][n], int</text:span> <text:span text:style-name="Source_20_Text">k)</text:span></text:p>
              <text:p text:style-name="Table_20_Contents"><text:span text:style-name="Source_20_Text">{</text:span></text:p>
              <text:p text:style-name="Table_20_Contents"><text:span text:style-name="Source_20_Text">    int</text:span> <text:span text:style-name="Source_20_Text">*output = new</text:span> <text:span text:style-name="Source_20_Text">int[n*k];  // To store output array</text:span></text:p>
              <text:p text:style-name="Table_20_Contents"> </text:p>
              <text:p text:style-name="Table_20_Contents"><text:span text:style-name="Source_20_Text">    // Create a min heap with k heap nodes.  Every heap node</text:span></text:p>
              <text:p text:style-name="Table_20_Contents"><text:span text:style-name="Source_20_Text">    // has first element of an array</text:span></text:p>
              <text:p text:style-name="Table_20_Contents"><text:span text:style-name="Source_20_Text">    MinHeapNode *harr = new</text:span> <text:span text:style-name="Source_20_Text">MinHeapNode[k];</text:span></text:p>
              <text:p text:style-name="Table_20_Contents"><text:span text:style-name="Source_20_Text">    for</text:span> <text:span text:style-name="Source_20_Text">(int</text:span> <text:span text:style-name="Source_20_Text">i = 0; i &lt; k; i++)</text:span></text:p>
              <text:p text:style-name="Table_20_Contents"><text:span text:style-name="Source_20_Text">    {</text:span></text:p>
              <text:p text:style-name="Table_20_Contents"><text:span text:style-name="Source_20_Text">        harr[i].element = arr[i][0]; // Store the first element</text:span></text:p>
              <text:p text:style-name="Table_20_Contents"><text:span text:style-name="Source_20_Text">        harr[i].i = i;  // index of array</text:span></text:p>
              <text:p text:style-name="Table_20_Contents"><text:span text:style-name="Source_20_Text">        harr[i].j = 1;  // Index of next element to be stored from array</text:span></text:p>
              <text:p text:style-name="Table_20_Contents"><text:span text:style-name="Source_20_Text">    }</text:span></text:p>
              <text:p text:style-name="Table_20_Contents"><text:span text:style-name="Source_20_Text">    MinHeap hp(harr, k); // Create the heap</text:span></text:p>
              <text:p text:style-name="Table_20_Contents"> </text:p>
              <text:p text:style-name="Table_20_Contents"><text:span text:style-name="Source_20_Text">    // Now one by one get the minimum element from min</text:span></text:p>
              <text:p text:style-name="Table_20_Contents"><text:span text:style-name="Source_20_Text">    // heap and replace it with next element of its array</text:span></text:p>
              <text:p text:style-name="Table_20_Contents"><text:span text:style-name="Source_20_Text">    for</text:span> <text:span text:style-name="Source_20_Text">(int</text:span> <text:span text:style-name="Source_20_Text">count = 0; count &lt; n*k; count++)</text:span></text:p>
              <text:p text:style-name="Table_20_Contents"><text:span text:style-name="Source_20_Text">    {</text:span></text:p>
              <text:p text:style-name="Table_20_Contents"><text:span text:style-name="Source_20_Text">        // Get the minimum element and store it in output</text:span></text:p>
              <text:p text:style-name="Table_20_Contents"><text:span text:style-name="Source_20_Text">        MinHeapNode root = hp.getMin();</text:span></text:p>
              <text:p text:style-name="Table_20_Contents"><text:span text:style-name="Source_20_Text">        output[count] = root.element;</text:span></text:p>
              <text:p text:style-name="Table_20_Contents"> </text:p>
              <text:p text:style-name="Table_20_Contents"><text:span text:style-name="Source_20_Text">        // Find the next elelement that will replace current</text:span></text:p>
              <text:p text:style-name="Table_20_Contents"><text:span text:style-name="Source_20_Text">        // root of heap. The next element belongs to same</text:span></text:p>
              <text:p text:style-name="Table_20_Contents"><text:span text:style-name="Source_20_Text">        // array as the current root.</text:span></text:p>
              <text:p text:style-name="Table_20_Contents"><text:span text:style-name="Source_20_Text">        if</text:span> <text:span text:style-name="Source_20_Text">(root.j &lt; n)</text:span></text:p>
              <text:p text:style-name="Table_20_Contents"><text:span text:style-name="Source_20_Text">        {</text:span></text:p>
              <text:p text:style-name="Table_20_Contents"><text:span text:style-name="Source_20_Text">            root.element = arr[root.i][root.j];</text:span></text:p>
              <text:p text:style-name="Table_20_Contents"><text:span text:style-name="Source_20_Text">            root.j += 1;</text:span></text:p>
              <text:p text:style-name="Table_20_Contents"><text:span text:style-name="Source_20_Text">        }</text:span></text:p>
              <text:p text:style-name="Table_20_Contents"><text:span text:style-name="Source_20_Text">        // If root was the last element of its array</text:span></text:p>
              <text:p text:style-name="Table_20_Contents"><text:span text:style-name="Source_20_Text">        else</text:span> <text:span text:style-name="Source_20_Text">root.element =  INT_MAX; //INT_MAX is for infinite</text:span></text:p>
              <text:p text:style-name="Table_20_Contents"> </text:p>
              <text:p text:style-name="Table_20_Contents"><text:span text:style-name="Source_20_Text">        // Replace root with next element of array</text:span></text:p>
              <text:p text:style-name="Table_20_Contents"><text:soft-page-break/><text:span text:style-name="Source_20_Text">        hp.replaceMin(root);</text:span></text:p>
              <text:p text:style-name="Table_20_Contents"><text:span text:style-name="Source_20_Text">    }</text:span></text:p>
              <text:p text:style-name="Table_20_Contents"> </text:p>
              <text:p text:style-name="Table_20_Contents"><text:span text:style-name="Source_20_Text">    return</text:span> <text:span text:style-name="Source_20_Text">output;</text:span></text:p>
              <text:p text:style-name="Table_20_Contents"><text:span text:style-name="Source_20_Text">}</text:span></text:p>
              <text:p text:style-name="Table_20_Contents"> </text:p>
              <text:p text:style-name="Table_20_Contents"><text:span text:style-name="Source_20_Text">// FOLLOWING ARE IMPLEMENTATIONS OF STANDARD MIN HEAP METHODS</text:span></text:p>
              <text:p text:style-name="Table_20_Contents"><text:span text:style-name="Source_20_Text">// FROM CORMEN BOOK</text:span></text:p>
              <text:p text:style-name="Table_20_Contents"><text:span text:style-name="Source_20_Text">// Constructor: Builds a heap from a given array a[] of given size</text:span></text:p>
              <text:p text:style-name="Table_20_Contents"><text:span text:style-name="Source_20_Text">MinHeap::MinHeap(MinHeapNode a[], int</text:span> <text:span text:style-name="Source_20_Text">size)</text:span></text:p>
              <text:p text:style-name="Table_20_Contents"><text:span text:style-name="Source_20_Text">{</text:span></text:p>
              <text:p text:style-name="Table_20_Contents"><text:span text:style-name="Source_20_Text">    heap_size = size;</text:span></text:p>
              <text:p text:style-name="Table_20_Contents"><text:span text:style-name="Source_20_Text">    harr = a;  // store address of array</text:span></text:p>
              <text:p text:style-name="Table_20_Contents"><text:span text:style-name="Source_20_Text">    int</text:span> <text:span text:style-name="Source_20_Text">i = (heap_size - 1)/2;</text:span></text:p>
              <text:p text:style-name="Table_20_Contents"><text:span text:style-name="Source_20_Text">    while</text:span> <text:span text:style-name="Source_20_Text">(i &gt;= 0)</text:span></text:p>
              <text:p text:style-name="Table_20_Contents"><text:span text:style-name="Source_20_Text">    {</text:span></text:p>
              <text:p text:style-name="Table_20_Contents"><text:span text:style-name="Source_20_Text">        MinHeapify(i);</text:span></text:p>
              <text:p text:style-name="Table_20_Contents"><text:span text:style-name="Source_20_Text">        i--;</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A recursive method to heapify a subtree with root at given index</text:span></text:p>
              <text:p text:style-name="Table_20_Contents"><text:span text:style-name="Source_20_Text">// This method assumes that the subtrees are already heapified</text:span></text:p>
              <text:p text:style-name="Table_20_Contents"><text:span text:style-name="Source_20_Text">void</text:span> <text:span text:style-name="Source_20_Text">MinHeap::MinHeapify(int</text:span> <text:span text:style-name="Source_20_Text">i)</text:span></text:p>
              <text:p text:style-name="Table_20_Contents"><text:span text:style-name="Source_20_Text">{</text:span></text:p>
              <text:p text:style-name="Table_20_Contents"><text:span text:style-name="Source_20_Text">    int</text:span> <text:span text:style-name="Source_20_Text">l = left(i);</text:span></text:p>
              <text:p text:style-name="Table_20_Contents"><text:span text:style-name="Source_20_Text">    int</text:span> <text:span text:style-name="Source_20_Text">r = right(i);</text:span></text:p>
              <text:p text:style-name="Table_20_Contents"><text:span text:style-name="Source_20_Text">    int</text:span> <text:span text:style-name="Source_20_Text">smallest = i;</text:span></text:p>
              <text:p text:style-name="Table_20_Contents"><text:span text:style-name="Source_20_Text">    if</text:span> <text:span text:style-name="Source_20_Text">(l &lt; heap_size &amp;&amp; harr[l].element &lt; harr[i].element)</text:span></text:p>
              <text:p text:style-name="Table_20_Contents"><text:span text:style-name="Source_20_Text">        smallest = l;</text:span></text:p>
              <text:p text:style-name="Table_20_Contents"><text:span text:style-name="Source_20_Text">    if</text:span> <text:span text:style-name="Source_20_Text">(r &lt; heap_size &amp;&amp; harr[r].element &lt; harr[smallest].element)</text:span></text:p>
              <text:p text:style-name="Table_20_Contents"><text:span text:style-name="Source_20_Text">        smallest = r;</text:span></text:p>
              <text:p text:style-name="Table_20_Contents"><text:span text:style-name="Source_20_Text">    if</text:span> <text:span text:style-name="Source_20_Text">(smallest != i)</text:span></text:p>
              <text:p text:style-name="Table_20_Contents"><text:span text:style-name="Source_20_Text">    {</text:span></text:p>
              <text:p text:style-name="Table_20_Contents"><text:span text:style-name="Source_20_Text">        swap(&amp;harr[i], &amp;harr[smallest]);</text:span></text:p>
              <text:p text:style-name="Table_20_Contents"><text:span text:style-name="Source_20_Text">        MinHeapify(smalles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A utility function to swap two elements</text:span></text:p>
              <text:p text:style-name="Table_20_Contents"><text:span text:style-name="Source_20_Text">void</text:span> <text:span text:style-name="Source_20_Text">swap(MinHeapNode *x, MinHeapNode *y)</text:span></text:p>
              <text:p text:style-name="Table_20_Contents"><text:span text:style-name="Source_20_Text">{</text:span></text:p>
              <text:p text:style-name="Table_20_Contents"><text:span text:style-name="Source_20_Text">    MinHeapNode temp = *x;  *x = *y;  *y = temp;</text:span></text:p>
              <text:p text:style-name="Table_20_Contents"><text:span text:style-name="Source_20_Text">}</text:span></text:p>
              <text:p text:style-name="Table_20_Contents"> </text:p>
              <text:p text:style-name="Table_20_Contents"><text:span text:style-name="Source_20_Text">// A utility function to print array elements</text:span></text:p>
              <text:p text:style-name="Table_20_Contents"><text:span text:style-name="Source_20_Text">void</text:span> <text:span text:style-name="Source_20_Text">printArray(int</text:span> <text:span text:style-name="Source_20_Text">arr[], int</text:span> <text:span text:style-name="Source_20_Text">size)</text:span></text:p>
              <text:p text:style-name="Table_20_Contents"><text:span text:style-name="Source_20_Text">{</text:span></text:p>
              <text:p text:style-name="Table_20_Contents"><text:span text:style-name="Source_20_Text">   for</text:span> <text:span text:style-name="Source_20_Text">(int</text:span> <text:span text:style-name="Source_20_Text">i=0; i &lt; size; i++)</text:span></text:p>
              <text:p text:style-name="Table_20_Contents"><text:span text:style-name="Source_20_Text">       cout &lt;&lt; arr[i] &lt;&lt; " ";</text:span></text:p>
              <text:p text:style-name="Table_20_Contents"><text:span text:style-name="Source_20_Text">}</text:span></text:p>
              <text:p text:style-name="Table_20_Contents"><text:soft-page-break/> </text:p>
              <text:p text:style-name="Table_20_Contents"><text:span text:style-name="Source_20_Text">// Driver program to test above functions</text:span></text:p>
              <text:p text:style-name="Table_20_Contents"><text:span text:style-name="Source_20_Text">int</text:span> <text:span text:style-name="Source_20_Text">main()</text:span></text:p>
              <text:p text:style-name="Table_20_Contents"><text:span text:style-name="Source_20_Text">{</text:span></text:p>
              <text:p text:style-name="Table_20_Contents"><text:span text:style-name="Source_20_Text">    // Change n at the top to change number of elements</text:span></text:p>
              <text:p text:style-name="Table_20_Contents"><text:span text:style-name="Source_20_Text">    // in an array</text:span></text:p>
              <text:p text:style-name="Table_20_Contents"><text:span text:style-name="Source_20_Text">    int</text:span> <text:span text:style-name="Source_20_Text">arr[][n] =  {{2, 6, 12, 34},</text:span></text:p>
              <text:p text:style-name="Table_20_Contents"><text:span text:style-name="Source_20_Text">                     {1, 9, 20, 1000},</text:span></text:p>
              <text:p text:style-name="Table_20_Contents"><text:span text:style-name="Source_20_Text">                     {23, 34, 90, 2000}};</text:span></text:p>
              <text:p text:style-name="Table_20_Contents"><text:span text:style-name="Source_20_Text">    int</text:span> <text:span text:style-name="Source_20_Text">k = sizeof(arr)/sizeof(arr[0]);</text:span></text:p>
              <text:p text:style-name="Table_20_Contents"> </text:p>
              <text:p text:style-name="Table_20_Contents"><text:span text:style-name="Source_20_Text">    int</text:span> <text:span text:style-name="Source_20_Text">*output = mergeKArrays(arr, k);</text:span></text:p>
              <text:p text:style-name="Table_20_Contents"> </text:p>
              <text:p text:style-name="Table_20_Contents"><text:span text:style-name="Source_20_Text">    cout &lt;&lt; "Merged array is "</text:span> <text:span text:style-name="Source_20_Text">&lt;&lt; endl;</text:span></text:p>
              <text:p text:style-name="Table_20_Contents"><text:span text:style-name="Source_20_Text">    printArray(output, n*k);</text:span></text:p>
              <text:p text:style-name="Table_20_Contents"> </text:p>
              <text:p text:style-name="Table_20_Contents"><text:span text:style-name="Source_20_Text">    return</text:span> <text:span text:style-name="Source_20_Text">0;</text:span></text:p>
              <text:p text:style-name="Table_20_Contents"><text:span text:style-name="Source_20_Text">}</text:span></text:p>
            </table:table-cell>
          </table:table-row>
        </table:table>
      </text:section>
      <text:p text:style-name="Text_20_body">Output: </text:p>
      <text:p text:style-name="Preformatted_20_Text">Merged array is</text:p>
      <text:p text:style-name="P6">1 2 6 9 12 20 23 34 34 90 1000 2000</text:p>
      <text:p text:style-name="Text_20_body"><text:span text:style-name="Strong_20_Emphasis">Time Complexity: </text:span>The main step is 3rd step, the loop runs n*k times. In every iteration of loop, we call heapify which takes O(Logk) time. Therefore, the time complexity is O(nk Logk).</text:p>
      <text:p text:style-name="Text_20_body">There are other interesting methods to merge k sorted arrays in O(nkLogk), we will soon be discussing them as separate posts.</text:p>
      <text:p text:style-name="Text_20_body"/>
      <text:p text:style-name="Text_20_body"/>
      <text:p text:style-name="Text_20_body"/>
      <text:p text:style-name="P2">6-1 Building a heap using insertion</text:p>
      <text:p text:style-name="P3">The results are different for the array : 1 7 8 5 6.</text:p>
      <text:p text:style-name="P4"/>
      <text:p text:style-name="P4"/>
      <text:p text:style-name="P4"/>
      <text:p text:style-name="P1">Proof of lower bound on heap sort</text:p>
      <text:p text:style-name="Text_20_body">So I did a bit of digging myself and it looks like this result actually is fairly recent! The first lower-bound proof I can find is from 1992, though heapsort itself was invented in 1964.</text:p>
      <text:p text:style-name="Text_20_body">The formal lower-bound proof is due to Schaffer and Sedgewick's "The Analysis of Heapsort" paper. Here's a slightly paraphrased version of the proof that omits some of the technical details.</text:p>
      <text:p text:style-name="Text_20_body"><text:soft-page-break/>To begin, let's suppose that n = 2<text:span text:style-name="T1">k</text:span> - 1 for some k, which guarantees that we have a complete binary heap. I'll show how to handle this case separately later on. Because we have 2<text:span text:style-name="T1">k</text:span> - 1 elements, the first pass of heapsort will, in Θ(n), build up a heap of height k. Now, consider the first half of the dequeues from this heap, which removes 2<text:span text:style-name="T1">k-1</text:span> nodes from the heap. The first key observation is that if you take the starting heap and then mark all of the nodes here that actually end up getting dequeued, they form a subtree of the heap (i.e. every node that get dequeued has a parent that also gets dequeued). You can see this because if this weren't the case, then there would be some node whose (larger) parent didn't get dequeued though the node itself was dequeued, meaning that the values are out of order.</text:p>
      <text:p text:style-name="Text_20_body">Now, consider how the nodes of this tree are distributed across the heap. If you label the levels of the heap 0, 1, 2, ..., k - 1, then there will be some number of these nodes in levels 0, 1, 2, ..., k - 2 (that is, everything except the bottom level of the tree). In order for these nodes to get dequeued from the heap, then they have to get swapped up to the root, and they only get swapped up one level at a time. This means that one way to lower-bound the runtime of heapsort would be to count the number of swaps necessary to bring all of these values up to the root. In fact, that's exactly what we're going to do.</text:p>
      <text:p text:style-name="Text_20_body">The first question we need to answer is - how many of the largest 2<text:span text:style-name="T1">k-1</text:span> nodes are not in the bottom level of the heap? We can show that this is no greater than 2<text:span text:style-name="T1">k-2</text:span> by contradiction. Suppose that there are at least 2<text:span text:style-name="T1">k-2</text:span> + 1 of the largest nodes in the bottom level of the heap. Then each of the parents of those nodes must also be large nodes in level k - 2. Even in the best case, this means that there must be at least 2<text:span text:style-name="T1">k-3</text:span> + 1 large nodes in level k - 2, which then means that there would be at least 2<text:span text:style-name="T1">k-4</text:span> + 1 large nodes in level k - 3, etc. Summing up over all of these nodes, we get that there are 2<text:span text:style-name="T1">k-2</text:span> + 2<text:span text:style-name="T1">k-3</text:span> + 2<text:span text:style-name="T1">k-4</text:span> + ... + 2<text:span text:style-name="T1">0</text:span> + k large nodes. But this value is strictly greater than 2<text:span text:style-name="T1">k-1</text:span>, contradicting the fact that we're working with only 2<text:span text:style-name="T1">k-1</text:span> nodes here.</text:p>
      <text:p text:style-name="Text_20_body">Okay... we now know that there are at most 2<text:span text:style-name="T1">k-2</text:span> large nodes in the bottom layer. This means that there must be at least 2<text:span text:style-name="T1">k-2</text:span> of the large nodes in the first k-2 layers. We now ask - what is the sum, over all of these nodes, of the distance from that node to the root? Well, if we have 2<text:span text:style-name="T1">k-2</text:span> nodes positioned somewhere in a complete heap, then at most 2<text:span text:style-name="T1">k-3</text:span> of them can be in the first k - 3 levels, and so there are at least 2<text:span text:style-name="T1">k-2</text:span> - 2<text:span text:style-name="T1">k-3</text:span> = 2<text:span text:style-name="T1">k-3</text:span> heavy nodes in level k - 2. Consequently, the total number of swaps that need to be performed are at least (k - 2) 2<text:span text:style-name="T1">k-3</text:span>. Since n = 2<text:span text:style-name="T1">k</text:span>-1, k = Θ(lg n), and so this value is Θ(n lg n) as requir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21:48:16.970832814</meta:creation-date>
    <dc:date>2017-08-26T00:07:27.449117373</dc:date>
    <meta:editing-duration>PT1H28M50S</meta:editing-duration>
    <meta:editing-cycles>1</meta:editing-cycles>
    <meta:document-statistic meta:table-count="1" meta:image-count="0" meta:object-count="0" meta:page-count="5" meta:paragraph-count="169" meta:word-count="1592" meta:character-count="8714" meta:non-whitespace-character-count="6756"/>
    <meta:generator>LibreOffice/5.1.6.2$Linux_X86_64 LibreOffice_project/10m0$Build-2</meta:generator>
  </office:meta>
</office:document-meta>
</file>